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07eb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Qs</text:p>
      <text:h text:style-name="Heading_20_3" text:outline-level="3">DOES FAB MANAGER ALLOW DIFFERENT SUBSCRIPTION LENGTHS?</text:h>
      <text:p text:style-name="Standard">Yes, you can define your own subscriptions (monthly, annual, quarterly or other intervals if you want e.g. 2 month subscription)</text:p>
      <text:h text:style-name="Heading_20_3" text:outline-level="3">CAN I USE FAB MANAGER EVEN IF MY FAB LAB DOES NOT HAVE SUBSCRIPTIONS?</text:h>
      <text:p text:style-name="Standard">Yes, you can simply offer bookings on machine time and workshops / courses / training.</text:p>
      <text:p text:style-name="Standard">However, we recommend offering subscription packages to encourage the emergence of communities and increase regular attendance at the Fab Lab</text:p>
      <text:p text:style-name="Standard">CAN I SET UP A PACKAGE SYSTEM (ex: 10 hours to use freely in the Fab Lab)? </text:p>
      <text:p text:style-name="Standard">No, Fab Manager does not support lump-sum approaches.</text:p>
      <text:h text:style-name="Heading_20_3" text:outline-level="3">WHEN DOES A SUBSCRIPTION BECOMES ACTIVE?</text:h>
      <text:p text:style-name="Standard">There are 2 options:</text:p>
      <text:p text:style-name="Standard">- A subscription becomes active on the date the user comes in for training on a machine’</text:p>
      <text:p text:style-name="Standard">- The subscription becomes active as soon as the user has paid their subscription (online or at the counter).</text:p>
      <text:p text:style-name="Standard"/>
      <text:p text:style-name="Standard">This is set when setting up a subscription: sliding (first case) OR non-sliding (second case)</text:p>
      <text:h text:style-name="Heading_20_3" text:outline-level="3">ARE SUBSCRIPTIONS RENEWED AUTOMATICALLY? </text:h>
      <text:p text:style-name="Standard">No. The user decides whether or not to renew a subscription. They receive an email notification a week before the expiry of their subscription and are free to re-subscribe or not. By default, subscriptions stop at the end of their validity period.</text:p>
      <text:h text:style-name="Heading_20_3" text:outline-level="3">CAN I OFFER DIFFERENT RATES FOR DIFFERENT GROUPS OF USERS (STUDENTS, JOB SEEKERS, PROFESSIONALS ...)?</text:h>
      <text:p text:style-name="Standard">Yes. Fab Manager uses the group to determine machine and subscription rates.</text:p>
      <text:h text:style-name="Heading_20_3" text:outline-level="3">CAN I CREATE AS MANY USER GROUPS AS I WISH?</text:h>
      <text:p text:style-name="Standard">Yes</text:p>
      <text:h text:style-name="Heading_20_3" text:outline-level="3">CAN A USER CHANGE GROUP (e.g. a student become a self-entrepreneur [This exists in English!])?</text:h>
      <text:p text:style-name="Standard">Yes. A user has the option to change groups. The change is effective when the current subscription expires.</text:p>
      <text:p text:style-name="Standard">Administrators receive an email notification when a user changes group.</text:p>
      <text:p text:style-name="Standard">They will need to check from time to time that the user still fulfills the requirements for their subscription (for example that they are still a student).</text:p>
      <text:h text:style-name="Heading_20_3" text:outline-level="3">CAN I INTEGRATE MY OWN PAYMENT SYSTEM INTO MY FAB MANAGER?</text:h>
      <text:p text:style-name="Standard">No. Fab Manager only works with Stripe. Your bank details are linked to Stripe during initial system setup.</text:p>
      <text:h text:style-name="Heading_20_3" text:outline-level="3"><text:soft-page-break/>IS A COMMISSION TAKEN WHEN A USER MAKES PAYMENT ONLINE?</text:h>
      <text:p text:style-name="Standard">Yes. The Stripe service costs 1.8% + €0.25 for French cards and 2.9% + €0.25 for international cards. These commission amounts are subject to change over time.</text:p>
      <text:p text:style-name="Standard">DOES FAB MANAGER ONLY ALLOW ONLINE PAYMENTS? DO I HAVE TO PROVIDE BANK DETAILS TO USE FAB MANAGER? </text:p>
      <text:p text:style-name="Standard"/>
      <text:p text:style-name="Standard">No, Fab Manager also allows you to take cash. In this case, there is no commission charged since the transaction is not made online.</text:p>
      <text:h text:style-name="Heading_20_3" text:outline-level="3">WHAT IS THE CALENDAR MODULE?</text:h>
      <text:p text:style-name="Standard">The calendar module allows you to define slots for training and machine hours that you want to make available to your users.</text:p>
      <text:p text:style-name="Standard">Reservations for machine hours or training can be assigned to these slots.</text:p>
      <text:h text:style-name="Heading_20_3" text:outline-level="3">CAN I SET MY OPENING AND CLOSING HOURS ON THE CALENDAR?</text:h>
      <text:p text:style-name="Standard">Yes, select "Personalization"&gt; "Reservations" from the menu to set the calendar hours to match your hours of operation.</text:p>
      <text:h text:style-name="Heading_20_3" text:outline-level="3">CAN I SET A MINIMUM TIME FOR TRAINING AND MACHINE HOURS?</text:h>
      <text:p text:style-name="Standard">The minimum slot is set at 60 minutes. It is not possible to book machines or training for less than 60 minutes. You can however offer for example a slot of 1 hour 15 minutes.</text:p>
      <text:h text:style-name="Heading_20_3" text:outline-level="3">DO THE USERS OF MY FAB LAB HAVE TO BE TRAINED ON THE MACHINES THEY WISH TO USE?</text:h>
      <text:p text:style-name="Standard">No. You can decide to make training mandatory or not before allowing the a machine to be reserved.</text:p>
      <text:h text:style-name="Heading_20_3" text:outline-level="3">DOES FAB MANAGER GIVE ME ACCESS TO STATISTICS RELATED TO THE ACTIVITIES OF MY FAB LAB?</text:h>
      <text:p text:style-name="Standard">Yes. Fab Manager has a comprehensive statistical analysis module that allows you to track the profiles of your users, subscriptions and booking rates for machines and training. Filters allow you to refine your queries (e.g. number of subscriptions between such and such dates, number of documented projects etc ...).</text:p>
      <text:h text:style-name="Heading_20_3" text:outline-level="3">CAN A USER CHANGE A RESERVATION?</text:h>
      <text:p text:style-name="Standard">Yes. A user can move a reservation to another available slot. You can set a deadline beyond which it is no longer possible to move the slot (e.g. 24 hours before booking). You can also decide to disable this option via the menu "Personalisation"&gt; "Reservations".</text:p>
      <text:h text:style-name="Heading_20_3" text:outline-level="3">CAN A USER CANCEL A RESERVATION?</text:h>
      <text:p text:style-name="Standard">Yes. It's up to you to decide whether or not you offer this option via the menu "Personalisation"&gt; "Reservations".</text:p>
      <text:h text:style-name="Heading_20_3" text:outline-level="3">CAN I RESERVE A FREE TIME SLOT FOR A USER?</text:h>
      <text:p text:style-name="Standard">Yes. An administrator can reserve a free slot for a user. In this case, Fab Manager generates an invoice at 0 euros.</text:p>
      <text:h text:style-name="Heading_20_3" text:outline-level="3">CAN I GIVE A FREE SUBSCRIPTION TO A USER?</text:h>
      <text:p text:style-name="Standard">Yes. You can extend a subscription period for free by using the "Offer free days" feature in the user's profile ("subscription" tab). In this case, Fab Manager generates an invoice for 0 euros.</text:p>
      <text:h text:style-name="Heading_20_3" text:outline-level="3"><text:soft-page-break/>CAN I GIVE FREE HOURS TO A USER?</text:h>
      <text:p text:style-name="Standard">Yes, as an administrator, you can choose to provide a free reservation. In this case, an invoice for 0 euros is generated.</text:p>
      <text:h text:style-name="Heading_20_3" text:outline-level="3">CAN FAB MANAGER MAKE RESERVATIONS FOR INTERNAL NEEDS? [STAFF USE/MAINTENANCE?]</text:h>
      <text:p text:style-name="Standard">If you want to create an internal user this is possible. You can create a user account (eg "internal user") and choose not to generate an invoice for this user. This will allow you to place reservations without triggering billing.</text:p>
      <text:h text:style-name="Heading_20_3" text:outline-level="3">CAN I CHANGE THE APPEARANCE AND CONTENT OF THE SITE?</text:h>
      <text:p text:style-name="Standard">Fab Manager allows you to add your logo and set the main site colours (from the personalization&gt; general tab).</text:p>
      <text:p text:style-name="Standard"/>
      <text:p text:style-name="Standard">You can also edit content items:</text:p>
      <text:p text:style-name="Standard">- About me / contacts</text:p>
      <text:p text:style-name="Standard">- Messages to appear on subscription and booking pages</text:p>
      <text:p text:style-name="Standard">- Twitter feed on the home page</text:p>
      <text:p text:style-name="Standard">- Display of a message on the home page (in case of closure for example)</text:p>
      <text:p text:style-name="Standard">- Include online PDFs relating to General Conditions of Use and GSC [?]</text:p>
      <text:h text:style-name="Heading_20_3" text:outline-level="3">DO FAB MANAGER ALLOW ME TO FIND ALL CUSTOMER INVOICES?</text:h>
      <text:p text:style-name="Text_20_body">Yes. The "Invoices" view allows you to retrieve all invoices issued since the commissioning of your Fab Manager.</text:p>
      <text:p text:style-name="Text_20_body">They are listed in reverse chronological order.</text:p>
      <text:h text:style-name="Heading_20_3" text:outline-level="3">CAN I PERSONALIZE INVOICES?</text:h>
      <text:p text:style-name="Standard">Yes. the invoice view allows you to define information about your invoice structure. The custom fields are:</text:p>
      <text:p text:style-name="Standard"/>
      <text:p text:style-name="Standard">- Logo</text:p>
      <text:p text:style-name="Standard">- Invoice reference format</text:p>
      <text:p text:style-name="Standard">- Include a code for analysis</text:p>
      <text:p text:style-name="Standard">- VAT activation and assignment of a rate (20% by default)</text:p>
      <text:p text:style-name="Standard">- Add a custom message</text:p>
      <text:p text:style-name="Standard">- Add Contacts</text:p>
      <text:h text:style-name="Heading_20_3" text:outline-level="3">CAN FAB MANAGER TO GENERATE CREDITS?</text:h>
      <text:p text:style-name="Standard">Yes. From the invoice view, you can select an invoice and issue a credit. You can specify a date and a method of refund. The credit is then included in the invoices. By default, they are identified by the suffix / a.</text:p>
      <text:p text:style-name="Standard"/>
      <text:p text:style-name="Standard">In some cases, you can also [establish partial holdings that allow you to] create a credit for only certain entries of a transaction.</text:p>
      <text:h text:style-name="Heading_20_3" text:outline-level="3">CAN I MAKE REFUNDS DIRECTLY FROM FAB MANAGER?</text:h>
      <text:p text:style-name="Standard">No. If it is a refund of an online transaction, you will have to go to your Stripe interface.</text:p>
      <text:p text:style-name="Standard">If the payment was made via cash, then the refund should also be via cash.</text:p>
      <text:p text:style-name="Standard">The generation of credit is used to trace repayments but does not constitute a refund in itself.</text:p>
      <text:h text:style-name="Heading_20_3" text:outline-level="3"><text:soft-page-break/><text:span text:style-name="T1">I</text:span> WOULD LIKE TO INSTALL THE OPEN SOURCE VERSION OF FAB MANAGER. WHAT INFRASTRUCTURE DO YOU RECOMMEND</text:h>
      <text:p text:style-name="Standard"># Hardware</text:p>
      <text:p text:style-name="Standard"/>
      <text:p text:style-name="Standard">Minimum</text:p>
      <text:p text:style-name="Standard">1 core</text:p>
      <text:p text:style-name="Standard">2GB RAM + 2GB swap (min 1GB Ram + 3GB swap! Only recommended for testing)</text:p>
      <text:p text:style-name="Standard">30GB (SSD if possible or 7200RPM disk)</text:p>
      <text:p text:style-name="Standard"/>
      <text:p text:style-name="Standard">Recommended (for up to 1000 users)</text:p>
      <text:p text:style-name="Standard">2 core</text:p>
      <text:p text:style-name="Standard">4GB RAM + 2GB swap</text:p>
      <text:p text:style-name="Standard">60GB (SSD if possible or 7200RPM disk)</text:p>
      <text:p text:style-name="Standard"/>
      <text:p text:style-name="Standard"># Operati<text:span text:style-name="T1">ng</text:span> System</text:p>
      <text:p text:style-name="Standard"/>
      <text:p text:style-name="Standard">Ubuntu 16.04 LTS (with install via Docker 1.10+: recommended but not required)</text:p>
      <text:p text:style-name="Standard">Other possible OS: CoreOS (docker), Debian, Redhat 7 Enterprise</text:p>
      <text:p text:style-name="Standard"/>
      <text:p text:style-name="Standard"># Recommended Suppliers</text:p>
      <text:p text:style-name="Standard"/>
      <text:p text:style-name="Standard">- VPS DigitalOcean</text:p>
      <text:p text:style-name="Standard">- OVH: VPS or dedicated server</text:p>
      <text:p text:style-name="Standard">- AWS</text:p>
      <text:p text:style-name="Standard">- Scaleway (Good for cheap testing but watch out for production, low SLA)</text:p>
      <text:p text:style-name="Standard"/>
      <text:p text:style-name="Standard">IN WHAT LANGUAGES IS FAB MANAGER AVAILABLE?</text:p>
      <text:p text:style-name="Standard"/>
      <text:p text:style-name="Standard">Fab Manager is available in French and English. The choice of language is made during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21:43:00.791784272</meta:creation-date>
    <dc:date>2018-11-05T21:49:45.890218960</dc:date>
    <meta:editing-duration>PT6M44S</meta:editing-duration>
    <meta:editing-cycles>2</meta:editing-cycles>
    <meta:generator>LibreOffice/6.0.6.2$Linux_X86_64 LibreOffice_project/00m0$Build-2</meta:generator>
    <meta:document-statistic meta:table-count="0" meta:image-count="0" meta:object-count="0" meta:page-count="4" meta:paragraph-count="98" meta:word-count="1309" meta:character-count="7430" meta:non-whitespace-character-count="6216"/>
  </office:meta>
</office:document-meta>
</file>